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3.716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1.0222in" fo:keep-together="auto"/>
    </style:style>
    <style:style style:name="Table2" style:family="table">
      <style:table-properties style:width="6.3736in" fo:margin-left="0in" fo:margin-top="0in" fo:margin-bottom="0in" table:align="left" style:writing-mode="lr-tb"/>
    </style:style>
    <style:style style:name="Table2.A" style:family="table-column">
      <style:table-column-properties style:column-width="2.6576in"/>
    </style:style>
    <style:style style:name="Table2.B" style:family="table-column">
      <style:table-column-properties style:column-width="3.716in"/>
    </style:style>
    <style:style style:name="Table2.1" style:family="table-row">
      <style:table-row-properties style:min-row-height="0.3014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2.3" style:family="table-row">
      <style:table-row-properties style:min-row-height="1.0222in" fo:keep-together="auto"/>
    </style:style>
    <style:style style:name="Table3" style:family="table">
      <style:table-properties style:width="6.3736in" fo:margin-left="0in" fo:margin-top="0in" fo:margin-bottom="0in" table:align="left" style:writing-mode="lr-tb"/>
    </style:style>
    <style:style style:name="Table3.A" style:family="table-column">
      <style:table-column-properties style:column-width="2.6576in"/>
    </style:style>
    <style:style style:name="Table3.B" style:family="table-column">
      <style:table-column-properties style:column-width="3.716in"/>
    </style:style>
    <style:style style:name="Table3.1" style:family="table-row">
      <style:table-row-properties style:min-row-height="0.3014in"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3" style:family="table-row">
      <style:table-row-properties style:min-row-height="1.0222in" fo:keep-together="auto"/>
    </style:style>
    <style:style style:name="Table4" style:family="table">
      <style:table-properties style:width="6.3736in" fo:margin-left="0in" fo:margin-top="0in" fo:margin-bottom="0in" table:align="left" style:writing-mode="lr-tb"/>
    </style:style>
    <style:style style:name="Table4.A" style:family="table-column">
      <style:table-column-properties style:column-width="2.6576in"/>
    </style:style>
    <style:style style:name="Table4.B" style:family="table-column">
      <style:table-column-properties style:column-width="3.716in"/>
    </style:style>
    <style:style style:name="Table4.1" style:family="table-row">
      <style:table-row-properties style:min-row-height="0.3014in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4.3" style:family="table-row">
      <style:table-row-properties style:min-row-height="1.0222in" fo:keep-together="auto"/>
    </style:style>
    <style:style style:name="Table5" style:family="table">
      <style:table-properties style:width="6.3736in" fo:margin-left="0in" fo:margin-top="0in" fo:margin-bottom="0in" table:align="left" style:writing-mode="lr-tb"/>
    </style:style>
    <style:style style:name="Table5.A" style:family="table-column">
      <style:table-column-properties style:column-width="2.6576in"/>
    </style:style>
    <style:style style:name="Table5.B" style:family="table-column">
      <style:table-column-properties style:column-width="3.716in"/>
    </style:style>
    <style:style style:name="Table5.1" style:family="table-row">
      <style:table-row-properties style:min-row-height="0.3014in"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5.3" style:family="table-row">
      <style:table-row-properties style:min-row-height="1.0222in" fo:keep-together="auto"/>
    </style:style>
    <style:style style:name="Table6" style:family="table">
      <style:table-properties style:width="6.3736in" fo:margin-left="0in" fo:margin-top="0in" fo:margin-bottom="0in" table:align="left" style:writing-mode="lr-tb"/>
    </style:style>
    <style:style style:name="Table6.A" style:family="table-column">
      <style:table-column-properties style:column-width="2.6576in"/>
    </style:style>
    <style:style style:name="Table6.B" style:family="table-column">
      <style:table-column-properties style:column-width="3.716in"/>
    </style:style>
    <style:style style:name="Table6.1" style:family="table-row">
      <style:table-row-properties style:min-row-height="0.3014in"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6.3" style:family="table-row">
      <style:table-row-properties style:min-row-height="1.0222in" fo:keep-together="auto"/>
    </style:style>
    <style:style style:name="P1" style:family="paragraph" style:parent-style-name="Footer">
      <style:text-properties officeooo:paragraph-rsid="0019cbc6"/>
    </style:style>
    <style:style style:name="P2" style:family="paragraph" style:parent-style-name="Standard" style:master-page-name="First_20_Page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4718a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officeooo:paragraph-rsid="0024718a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officeooo:paragraph-rsid="002532b4"/>
    </style:style>
    <style:style style:name="P7" style:family="paragraph" style:parent-style-name="Standard">
      <style:paragraph-properties fo:text-align="center" style:justify-single-word="false"/>
      <style:text-properties officeooo:paragraph-rsid="002532b4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officeooo:paragraph-rsid="002532b4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officeooo:paragraph-rsid="002532b4"/>
    </style:style>
    <style:style style:name="P10" style:family="paragraph" style:parent-style-name="Standard">
      <style:paragraph-properties fo:text-align="center" style:justify-single-word="false"/>
      <style:text-properties style:font-name="Liberation Serif" style:font-name-complex="Liberation Serif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paragraph-rsid="0024718a" style:font-name-complex="Liberation Serif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paragraph-rsid="002532b4" style:font-name-complex="Liberation Serif1" style:font-size-complex="12pt"/>
    </style:style>
    <style:style style:name="P13" style:family="paragraph" style:parent-style-name="Standard">
      <style:text-properties style:font-name="Liberation Serif" fo:font-size="14pt" style:font-size-asian="14pt" style:font-name-complex="Liberation Serif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officeooo:paragraph-rsid="0024718a" style:font-size-asian="14pt" style:font-name-complex="Liberation Serif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officeooo:paragraph-rsid="002532b4" style:font-size-asian="14pt" style:font-name-complex="Liberation Serif1" style:font-size-complex="14pt"/>
    </style:style>
    <style:style style:name="P17" style:family="paragraph" style:parent-style-name="Standard">
      <style:text-properties style:font-name="Liberation Serif" fo:font-size="14pt" officeooo:paragraph-rsid="0024718a" style:font-size-asian="14pt" style:font-name-complex="Liberation Serif1" style:font-size-complex="14pt"/>
    </style:style>
    <style:style style:name="P18" style:family="paragraph" style:parent-style-name="Standard">
      <style:text-properties style:font-name="Liberation Serif" fo:font-size="14pt" officeooo:paragraph-rsid="002532b4" style:font-size-asian="14pt" style:font-name-complex="Liberation Serif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officeooo:paragraph-rsid="0024718a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officeooo:paragraph-rsid="002532b4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officeooo:paragraph-rsid="0024718a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officeooo:paragraph-rsid="002532b4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officeooo:paragraph-rsid="0024718a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officeooo:paragraph-rsid="002532b4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line-height="100%" fo:text-align="center" style:justify-single-word="false"/>
      <style:text-properties officeooo:paragraph-rsid="0024718a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2532b4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24718a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2532b4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officeooo:paragraph-rsid="0024718a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officeooo:paragraph-rsid="002532b4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7" style:family="paragraph" style:parent-style-name="Standard">
      <style:text-properties officeooo:paragraph-rsid="002532b4"/>
    </style:style>
    <style:style style:name="T1" style:family="text">
      <style:text-properties fo:language="ru" fo:country="RU"/>
    </style:style>
    <style:style style:name="T2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/>
    </style:style>
    <style:style style:name="T3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 style:font-weight-complex="bold"/>
    </style:style>
    <style:style style:name="T4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/>
    </style:style>
    <style:style style:name="T6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7" style:family="text">
      <style:text-properties style:font-name="Liberation Serif" fo:font-size="14pt" fo:language="ru" fo:country="RU" fo:font-weight="bold" officeooo:rsid="0024718a" style:font-name-asian="Liberation Serif1" style:font-size-asian="14pt" style:font-weight-asian="bold" style:font-name-complex="Liberation Serif1" style:font-size-complex="14pt" style:font-weight-complex="bold"/>
    </style:style>
    <style:style style:name="T8" style:family="text">
      <style:text-properties style:font-name="Liberation Serif" fo:font-size="14pt" fo:language="ru" fo:country="RU" fo:font-weight="bold" officeooo:rsid="002532b4" style:font-name-asian="Liberation Serif1" style:font-size-asian="14pt" style:font-weight-asian="bold" style:font-name-complex="Liberation Serif1" style:font-size-complex="14pt" style:font-weight-complex="bold"/>
    </style:style>
    <style:style style:name="T9" style:family="text">
      <style:text-properties style:font-name="Liberation Serif" fo:font-size="14pt" style:font-size-asian="14pt" style:font-name-complex="Liberation Serif1"/>
    </style:style>
    <style:style style:name="T10" style:family="text">
      <style:text-properties style:font-name="Liberation Serif" fo:font-size="14pt" style:font-size-asian="14pt" style:font-name-complex="Liberation Serif1" style:font-size-complex="16pt"/>
    </style:style>
    <style:style style:name="T11" style:family="text">
      <style:text-properties style:font-name="Liberation Serif" fo:font-size="14pt" style:font-size-asian="14pt" style:font-name-complex="Liberation Serif1" style:font-size-complex="16pt" style:font-weight-complex="bold"/>
    </style:style>
    <style:style style:name="T12" style:family="text">
      <style:text-properties style:font-name="Liberation Serif" fo:font-size="14pt" style:font-size-asian="14pt" style:font-name-complex="Liberation Serif1" style:font-size-complex="14pt"/>
    </style:style>
    <style:style style:name="T13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14" style:family="text">
      <style:text-properties style:font-name="Liberation Serif" fo:font-size="14pt" style:font-name-asian="Liberation Serif1" style:font-size-asian="14pt" style:font-name-complex="Liberation Serif1"/>
    </style:style>
    <style:style style:name="T15" style:family="text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T16" style:family="text">
      <style:text-properties style:font-name="Liberation Serif" fo:font-size="14pt" officeooo:rsid="001bc51f" style:font-name-asian="Liberation Serif1" style:font-size-asian="14pt" style:font-name-complex="Liberation Serif1" style:font-size-complex="14pt"/>
    </style:style>
    <style:style style:name="T17" style:family="text">
      <style:text-properties style:font-name="Liberation Serif" style:font-name-complex="Liberation Serif1"/>
    </style:style>
    <style:style style:name="T18" style:family="text">
      <style:text-properties style:font-name="Liberation Serif" style:font-name-complex="Liberation Serif1" style:font-size-complex="12pt"/>
    </style:style>
    <style:style style:name="T19" style:family="text">
      <style:text-properties style:font-name="Liberation Serif" fo:font-size="12pt" fo:font-weight="bold" style:font-size-asian="12pt" style:font-weight-asian="bold" style:font-name-complex="Liberation Serif1" style:font-size-complex="12pt"/>
    </style:style>
    <style:style style:name="T20" style:family="text">
      <style:text-properties fo:color="#000000" loext:opacity="100%" style:font-name="Liberation Serif" fo:font-size="14pt" fo:language="ru" fo:country="RU" style:font-name-asian="Liberation Serif1" style:font-size-asian="14pt" style:font-name-complex="Liberation Serif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1"><text:span text:style-name="T3">ФЕДЕРАЛЬНОЕ АГЕНСТВО ЖЕЛЕЗНОДОРОЖНОГО ТРАНСПОРТА</text:span></text:p>
      <text:p text:style-name="P3" loext:marker-style-name="T10"><text:span text:style-name="T2">Федеральное государственное бюджетное образовательное учреждение высшего образования</text:span></text:p>
      <text:p text:style-name="P3" loext:marker-style-name="T10"><text:span text:style-name="T2">«ПЕТЕРБУРГСКИЙ ГОСУДАРСТВЕННЫЙ УНИВЕРСИТЕТ ПУТЕЙ СООБЩЕНИЯ Императора Александра I»</text:span></text:p>
      <text:p text:style-name="P10" loext:marker-style-name="T18"/>
      <text:p text:style-name="P3" loext:marker-style-name="T12"><text:span text:style-name="T4">Кафедра «Информационные и вычислительные системы»</text:span></text:p>
      <text:p text:style-name="P7" loext:marker-style-name="T19"><text:span text:style-name="T4">Дисциплина «</text:span><text:span text:style-name="T20">ОСНОВЫ МИКРОЭЛЕКТРОНИКИ И СХЕМОТЕХНИКИ</text:span><text:span text:style-name="T4">»</text:span></text:p>
      <text:p text:style-name="P13" loext:marker-style-name="T12"/>
      <text:p text:style-name="P14" loext:marker-style-name="T12"/>
      <text:p text:style-name="P14" loext:marker-style-name="T12"/>
      <text:p text:style-name="P28" loext:marker-style-name="T13"><text:span text:style-name="T6">ОТЧЁТ</text:span></text:p>
      <text:p text:style-name="P28" loext:marker-style-name="T13"><text:span text:style-name="T6">ПО ПРАКТИЧЕСКОМУ ЗАДАНИЮ №</text:span><text:span text:style-name="T7">1</text:span></text:p>
      <text:p text:style-name="P28" loext:marker-style-name="T13"><text:span text:style-name="T6">«</text:span><text:span text:style-name="T8">ИССЛЕДОВАНИЕ ТРИГГЕРОВ. СТАТИКА</text:span><text:span text:style-name="T6">»</text:span></text:p>
      <text:p text:style-name="P13" loext:marker-style-name="T12"/>
      <text:p text:style-name="P14" loext:marker-style-name="T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1" loext:marker-style-name="T12"><text:span text:style-name="T15">Выполнил студент</text:span></text:p>
            <text:p text:style-name="P31" loext:marker-style-name="T12"><text:span text:style-name="T15">Факультет: АИТ</text:span></text:p>
            <text:p text:style-name="P31" loext:marker-style-name="T12"><text:span text:style-name="T15">Группа: ИВБ-21</text:span><text:span text:style-name="T16">1</text:span></text:p>
            <text:p text:style-name="P19" loext:marker-style-name="T12"/>
            <text:p text:style-name="P19" loext:marker-style-name="T12"/>
            <text:p text:style-name="P31" loext:marker-style-name="T12"><text:span text:style-name="T15">Руководитель</text:span></text:p>
            <text:p text:style-name="P19" loext:marker-style-name="T12"/>
          </table:table-cell>
          <table:table-cell table:style-name="Table1.A1" office:value-type="string">
            <text:p text:style-name="P34" loext:marker-style-name="T17"><text:span text:style-name="T14">Шефнер. А.</text:span></text:p>
            <text:p text:style-name="P22" loext:marker-style-name="T17"/>
            <text:p text:style-name="P25" loext:marker-style-name="T17"/>
            <text:p text:style-name="P25" loext:marker-style-name="T17"/>
            <text:p text:style-name="P25" loext:marker-style-name="T17"/>
            <text:p text:style-name="P25" loext:marker-style-name="T17"/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34" loext:marker-style-name="T9"><text:span text:style-name="T14">Доцент кафедры, к.воен.н. Гильванов Р.Г.</text:span></text:p>
          </table:table-cell>
        </table:table-row>
        <table:table-row table:style-name="Table1.3">
          <table:table-cell table:style-name="Table1.A1" office:value-type="string">
            <text:p text:style-name="P31" loext:marker-style-name="T12"><text:span text:style-name="T15">Проверил</text:span></text:p>
          </table:table-cell>
          <table:table-cell table:style-name="Table1.A1" office:value-type="string">
            <text:p text:style-name="P34" loext:marker-style-name="T9"><text:span text:style-name="T14">Доцент кафедры, к.воен.н. Гильванов Р.Г.</text:span></text:p>
          </table:table-cell>
        </table:table-row>
      </table:table>
      <text:p text:style-name="P13" loext:marker-style-name="T12"/>
      <text:p text:style-name="P3" loext:marker-style-name="T13"><text:span text:style-name="T5"/></text:p>
      <text:p text:style-name="P4" loext:marker-style-name="T13"><text:span text:style-name="T5">Санкт-Петербург </text:span></text:p>
      <text:p text:style-name="P3" loext:marker-style-name="T13"><text:span text:style-name="T5">2024</text:span></text:p>
      <text:p text:style-name="P5" loext:marker-style-name="T11"><text:span text:style-name="T3">ФЕДЕРАЛЬНОЕ АГЕНСТВО ЖЕЛЕЗНОДОРОЖНОГО ТРАНСПОРТА</text:span></text:p>
      <text:p text:style-name="P4" loext:marker-style-name="T10"><text:span text:style-name="T2">Федеральное государственное бюджетное образовательное учреждение высшего образования</text:span></text:p>
      <text:p text:style-name="P4" loext:marker-style-name="T10"><text:span text:style-name="T2">«ПЕТЕРБУРГСКИЙ ГОСУДАРСТВЕННЫЙ УНИВЕРСИТЕТ ПУТЕЙ СООБЩЕНИЯ Императора Александра I»</text:span></text:p>
      <text:p text:style-name="P11" loext:marker-style-name="T18"/>
      <text:p text:style-name="P4" loext:marker-style-name="T12"><text:span text:style-name="T4">Кафедра «Информационные и вычислительные системы»</text:span></text:p>
      <text:p text:style-name="P7" loext:marker-style-name="T19"><text:span text:style-name="T4">Дисциплина «</text:span><text:span text:style-name="T20">ОСНОВЫ МИКРОЭЛЕКТРОНИКИ И СХЕМОТЕХНИКИ</text:span><text:span text:style-name="T4">»</text:span></text:p>
      <text:p text:style-name="P17" loext:marker-style-name="T12"/>
      <text:p text:style-name="P15" loext:marker-style-name="T12"/>
      <text:p text:style-name="P15" loext:marker-style-name="T12"/>
      <text:p text:style-name="P29" loext:marker-style-name="T13"><text:span text:style-name="T6">ОТЧЁТ</text:span></text:p>
      <text:p text:style-name="P29" loext:marker-style-name="T13"><text:span text:style-name="T6">ПО ПРАКТИЧЕСКОМУ ЗАДАНИЮ №</text:span><text:span text:style-name="T7">2</text:span></text:p>
      <text:p text:style-name="P29" loext:marker-style-name="T13"><text:span text:style-name="T6">«ИССЛЕДОВАНИЕ </text:span><text:span text:style-name="T8">ТРИГГЕРОВ. ДИНАМИКА</text:span><text:span text:style-name="T6">»</text:span></text:p>
      <text:p text:style-name="P17" loext:marker-style-name="T12"/>
      <text:p text:style-name="P15" loext:marker-style-name="T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32" loext:marker-style-name="T12"><text:span text:style-name="T15">Выполнил студент</text:span></text:p>
            <text:p text:style-name="P32" loext:marker-style-name="T12"><text:span text:style-name="T15">Факультет: АИТ</text:span></text:p>
            <text:p text:style-name="P32" loext:marker-style-name="T12"><text:span text:style-name="T15">Группа: ИВБ-21</text:span><text:span text:style-name="T16">1</text:span></text:p>
            <text:p text:style-name="P20" loext:marker-style-name="T12"/>
            <text:p text:style-name="P20" loext:marker-style-name="T12"/>
            <text:p text:style-name="P32" loext:marker-style-name="T12"><text:span text:style-name="T15">Руководитель</text:span></text:p>
            <text:p text:style-name="P20" loext:marker-style-name="T12"/>
          </table:table-cell>
          <table:table-cell table:style-name="Table2.A1" office:value-type="string">
            <text:p text:style-name="P35" loext:marker-style-name="T17"><text:span text:style-name="T14">Шефнер. А.</text:span></text:p>
            <text:p text:style-name="P23" loext:marker-style-name="T17"/>
            <text:p text:style-name="P26" loext:marker-style-name="T17"/>
            <text:p text:style-name="P26" loext:marker-style-name="T17"/>
            <text:p text:style-name="P26" loext:marker-style-name="T17"/>
            <text:p text:style-name="P26" loext:marker-style-name="T17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5" loext:marker-style-name="T9"><text:span text:style-name="T14">Доцент кафедры, к.воен.н. Гильванов Р.Г.</text:span></text:p>
          </table:table-cell>
        </table:table-row>
        <table:table-row table:style-name="Table2.3">
          <table:table-cell table:style-name="Table2.A1" office:value-type="string">
            <text:p text:style-name="P32" loext:marker-style-name="T12"><text:span text:style-name="T15">Проверил</text:span></text:p>
          </table:table-cell>
          <table:table-cell table:style-name="Table2.A1" office:value-type="string">
            <text:p text:style-name="P35" loext:marker-style-name="T9"><text:span text:style-name="T14">Доцент кафедры, к.воен.н. Гильванов Р.Г.</text:span></text:p>
          </table:table-cell>
        </table:table-row>
      </table:table>
      <text:p text:style-name="P17" loext:marker-style-name="T12"/>
      <text:p text:style-name="P4" loext:marker-style-name="T13"><text:span text:style-name="T5"/></text:p>
      <text:p text:style-name="P4" loext:marker-style-name="T13"><text:span text:style-name="T5">Санкт-Петербург </text:span></text:p>
      <text:p text:style-name="P4" loext:marker-style-name="T13"><text:span text:style-name="T5">2024</text:span></text:p>
      <text:p text:style-name="P5" loext:marker-style-name="T11"><text:span text:style-name="T3">ФЕДЕРАЛЬНОЕ АГЕНСТВО ЖЕЛЕЗНОДОРОЖНОГО ТРАНСПОРТА</text:span></text:p>
      <text:p text:style-name="P4" loext:marker-style-name="T10"><text:span text:style-name="T2">Федеральное государственное бюджетное образовательное учреждение высшего образования</text:span></text:p>
      <text:p text:style-name="P4" loext:marker-style-name="T10"><text:span text:style-name="T2">«ПЕТЕРБУРГСКИЙ ГОСУДАРСТВЕННЫЙ УНИВЕРСИТЕТ ПУТЕЙ СООБЩЕНИЯ Императора Александра I»</text:span></text:p>
      <text:p text:style-name="P11" loext:marker-style-name="T18"/>
      <text:p text:style-name="P4" loext:marker-style-name="T12"><text:span text:style-name="T4">Кафедра «Информационные и вычислительные системы»</text:span></text:p>
      <text:p text:style-name="P7" loext:marker-style-name="T19"><text:span text:style-name="T4">Дисциплина «</text:span><text:span text:style-name="T20">ОСНОВЫ МИКРОЭЛЕКТРОНИКИ И СХЕМОТЕХНИКИ</text:span><text:span text:style-name="T4">»</text:span></text:p>
      <text:p text:style-name="P17" loext:marker-style-name="T12"/>
      <text:p text:style-name="P15" loext:marker-style-name="T12"/>
      <text:p text:style-name="P15" loext:marker-style-name="T12"/>
      <text:p text:style-name="P29" loext:marker-style-name="T13"><text:span text:style-name="T6">ОТЧЁТ</text:span></text:p>
      <text:p text:style-name="P29" loext:marker-style-name="T13"><text:span text:style-name="T6">ПО ПРАКТИЧЕСКОМУ ЗАДАНИЮ №</text:span><text:span text:style-name="T13">3</text:span></text:p>
      <text:p text:style-name="P29" loext:marker-style-name="T13"><text:span text:style-name="T6">«</text:span><text:span text:style-name="T8">ГОНКИ И СОСТЯЗАНИЯ В ЦИФРОВЫХ УСТРОЙСТВАХ</text:span><text:span text:style-name="T6">»</text:span></text:p>
      <text:p text:style-name="P17" loext:marker-style-name="T12"/>
      <text:p text:style-name="P15" loext:marker-style-name="T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32" loext:marker-style-name="T12"><text:span text:style-name="T15">Выполнил студент</text:span></text:p>
            <text:p text:style-name="P32" loext:marker-style-name="T12"><text:span text:style-name="T15">Факультет: АИТ</text:span></text:p>
            <text:p text:style-name="P32" loext:marker-style-name="T12"><text:span text:style-name="T15">Группа: ИВБ-21</text:span><text:span text:style-name="T16">1</text:span></text:p>
            <text:p text:style-name="P20" loext:marker-style-name="T12"/>
            <text:p text:style-name="P20" loext:marker-style-name="T12"/>
            <text:p text:style-name="P32" loext:marker-style-name="T12"><text:span text:style-name="T15">Руководитель</text:span></text:p>
            <text:p text:style-name="P20" loext:marker-style-name="T12"/>
          </table:table-cell>
          <table:table-cell table:style-name="Table3.A1" office:value-type="string">
            <text:p text:style-name="P35" loext:marker-style-name="T17"><text:span text:style-name="T14">Шефнер. А.</text:span></text:p>
            <text:p text:style-name="P23" loext:marker-style-name="T17"/>
            <text:p text:style-name="P26" loext:marker-style-name="T17"/>
            <text:p text:style-name="P26" loext:marker-style-name="T17"/>
            <text:p text:style-name="P26" loext:marker-style-name="T17"/>
            <text:p text:style-name="P26" loext:marker-style-name="T17"/>
          </table:table-cell>
        </table:table-row>
        <table:table-row table:style-name="Table3.1">
          <table:covered-table-cell table:style-name="Table3.A2"/>
          <table:table-cell table:style-name="Table3.A1" office:value-type="string">
            <text:p text:style-name="P35" loext:marker-style-name="T9"><text:span text:style-name="T14">Доцент кафедры, к.воен.н. Гильванов Р.Г.</text:span></text:p>
          </table:table-cell>
        </table:table-row>
        <table:table-row table:style-name="Table3.3">
          <table:table-cell table:style-name="Table3.A1" office:value-type="string">
            <text:p text:style-name="P32" loext:marker-style-name="T12"><text:span text:style-name="T15">Проверил</text:span></text:p>
          </table:table-cell>
          <table:table-cell table:style-name="Table3.A1" office:value-type="string">
            <text:p text:style-name="P35" loext:marker-style-name="T9"><text:span text:style-name="T14">Доцент кафедры, к.воен.н. Гильванов Р.Г.</text:span></text:p>
          </table:table-cell>
        </table:table-row>
      </table:table>
      <text:p text:style-name="P17" loext:marker-style-name="T12"/>
      <text:p text:style-name="P4" loext:marker-style-name="T13"><text:span text:style-name="T5"/></text:p>
      <text:p text:style-name="P4" loext:marker-style-name="T13"><text:span text:style-name="T5">Санкт-Петербург </text:span></text:p>
      <text:p text:style-name="P4" loext:marker-style-name="T13"><text:span text:style-name="T5">2024</text:span></text:p>
      <text:p text:style-name="P6" loext:marker-style-name="T11"><text:span text:style-name="T3">ФЕДЕРАЛЬНОЕ АГЕНСТВО ЖЕЛЕЗНОДОРОЖНОГО ТРАНСПОРТА</text:span></text:p>
      <text:p text:style-name="P7" loext:marker-style-name="T10"><text:span text:style-name="T2">Федеральное государственное бюджетное образовательное учреждение высшего образования</text:span></text:p>
      <text:p text:style-name="P7" loext:marker-style-name="T10"><text:span text:style-name="T2">«ПЕТЕРБУРГСКИЙ ГОСУДАРСТВЕННЫЙ УНИВЕРСИТЕТ ПУТЕЙ СООБЩЕНИЯ Императора Александра I»</text:span></text:p>
      <text:p text:style-name="P12" loext:marker-style-name="T18"/>
      <text:p text:style-name="P7" loext:marker-style-name="T12"><text:span text:style-name="T4">Кафедра «Информационные и вычислительные системы»</text:span></text:p>
      <text:p text:style-name="P7" loext:marker-style-name="T19"><text:span text:style-name="T4">Дисциплина «</text:span><text:span text:style-name="T20">ОСНОВЫ МИКРОЭЛЕКТРОНИКИ И СХЕМОТЕХНИКИ</text:span><text:span text:style-name="T4">»</text:span></text:p>
      <text:p text:style-name="P18" loext:marker-style-name="T12"/>
      <text:p text:style-name="P16" loext:marker-style-name="T12"/>
      <text:p text:style-name="P16" loext:marker-style-name="T12"/>
      <text:p text:style-name="P30" loext:marker-style-name="T13"><text:span text:style-name="T6">ОТЧЁТ</text:span></text:p>
      <text:p text:style-name="P30" loext:marker-style-name="T13"><text:span text:style-name="T6">ПО ПРАКТИЧЕСКОМУ ЗАДАНИЮ №</text:span><text:span text:style-name="T8">4</text:span></text:p>
      <text:p text:style-name="P30" loext:marker-style-name="T13"><text:span text:style-name="T6">«</text:span><text:span text:style-name="T8">КОМБИНАЦИОННЫЕ УСТРОЙСТВА</text:span><text:span text:style-name="T6">»</text:span></text:p>
      <text:p text:style-name="P18" loext:marker-style-name="T12"/>
      <text:p text:style-name="P16" loext:marker-style-name="T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33" loext:marker-style-name="T12"><text:span text:style-name="T15">Выполнил студент</text:span></text:p>
            <text:p text:style-name="P33" loext:marker-style-name="T12"><text:span text:style-name="T15">Факультет: АИТ</text:span></text:p>
            <text:p text:style-name="P33" loext:marker-style-name="T12"><text:span text:style-name="T15">Группа: ИВБ-21</text:span><text:span text:style-name="T16">1</text:span></text:p>
            <text:p text:style-name="P21" loext:marker-style-name="T12"/>
            <text:p text:style-name="P21" loext:marker-style-name="T12"/>
            <text:p text:style-name="P33" loext:marker-style-name="T12"><text:span text:style-name="T15">Руководитель</text:span></text:p>
            <text:p text:style-name="P21" loext:marker-style-name="T12"/>
          </table:table-cell>
          <table:table-cell table:style-name="Table4.A1" office:value-type="string">
            <text:p text:style-name="P36" loext:marker-style-name="T17"><text:span text:style-name="T14">Шефнер. А.</text:span></text:p>
            <text:p text:style-name="P24" loext:marker-style-name="T17"/>
            <text:p text:style-name="P27" loext:marker-style-name="T17"/>
            <text:p text:style-name="P27" loext:marker-style-name="T17"/>
            <text:p text:style-name="P27" loext:marker-style-name="T17"/>
            <text:p text:style-name="P27" loext:marker-style-name="T17"/>
          </table:table-cell>
        </table:table-row>
        <table:table-row table:style-name="Table4.1">
          <table:covered-table-cell table:style-name="Table4.A2"/>
          <table:table-cell table:style-name="Table4.A1" office:value-type="string">
            <text:p text:style-name="P36" loext:marker-style-name="T9"><text:span text:style-name="T14">Доцент кафедры, к.воен.н. Гильванов Р.Г.</text:span></text:p>
          </table:table-cell>
        </table:table-row>
        <table:table-row table:style-name="Table4.3">
          <table:table-cell table:style-name="Table4.A1" office:value-type="string">
            <text:p text:style-name="P33" loext:marker-style-name="T12"><text:span text:style-name="T15">Проверил</text:span></text:p>
          </table:table-cell>
          <table:table-cell table:style-name="Table4.A1" office:value-type="string">
            <text:p text:style-name="P36" loext:marker-style-name="T9"><text:span text:style-name="T14">Доцент кафедры, к.воен.н. Гильванов Р.Г.</text:span></text:p>
          </table:table-cell>
        </table:table-row>
      </table:table>
      <text:p text:style-name="P18" loext:marker-style-name="T12"/>
      <text:p text:style-name="P7" loext:marker-style-name="T13"><text:span text:style-name="T5"/></text:p>
      <text:p text:style-name="P7" loext:marker-style-name="T13"><text:span text:style-name="T5">Санкт-Петербург </text:span></text:p>
      <text:p text:style-name="P7" loext:marker-style-name="T13"><text:span text:style-name="T5">2024</text:span></text:p>
      <text:p text:style-name="P6" loext:marker-style-name="T11"><text:span text:style-name="T3">ФЕДЕРАЛЬНОЕ АГЕНСТВО ЖЕЛЕЗНОДОРОЖНОГО ТРАНСПОРТА</text:span></text:p>
      <text:p text:style-name="P7" loext:marker-style-name="T10"><text:span text:style-name="T2">Федеральное государственное бюджетное образовательное учреждение высшего образования</text:span></text:p>
      <text:p text:style-name="P7" loext:marker-style-name="T10"><text:span text:style-name="T2">«ПЕТЕРБУРГСКИЙ ГОСУДАРСТВЕННЫЙ УНИВЕРСИТЕТ ПУТЕЙ СООБЩЕНИЯ Императора Александра I»</text:span></text:p>
      <text:p text:style-name="P12" loext:marker-style-name="T18"/>
      <text:p text:style-name="P7" loext:marker-style-name="T12"><text:span text:style-name="T4">Кафедра «Информационные и вычислительные системы»</text:span></text:p>
      <text:p text:style-name="P7" loext:marker-style-name="T19"><text:span text:style-name="T4">Дисциплина «</text:span><text:span text:style-name="T20">ОСНОВЫ МИКРОЭЛЕКТРОНИКИ И СХЕМОТЕХНИКИ</text:span><text:span text:style-name="T4">»</text:span></text:p>
      <text:p text:style-name="P18" loext:marker-style-name="T12"/>
      <text:p text:style-name="P16" loext:marker-style-name="T12"/>
      <text:p text:style-name="P16" loext:marker-style-name="T12"/>
      <text:p text:style-name="P30" loext:marker-style-name="T13"><text:span text:style-name="T6">ОТЧЁТ</text:span></text:p>
      <text:p text:style-name="P30" loext:marker-style-name="T13"><text:span text:style-name="T6">ПО ПРАКТИЧЕСКОМУ ЗАДАНИЮ №</text:span><text:span text:style-name="T8">5</text:span></text:p>
      <text:p text:style-name="P30" loext:marker-style-name="T13"><text:span text:style-name="T6">«</text:span><text:span text:style-name="T8">ПОСЛЕДОВАТЕЛЬНОСТНЫЕ СХЕМЫ. СЧЁТЧИКИ</text:span><text:span text:style-name="T6">»</text:span></text:p>
      <text:p text:style-name="P18" loext:marker-style-name="T12"/>
      <text:p text:style-name="P16" loext:marker-style-name="T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33" loext:marker-style-name="T12"><text:span text:style-name="T15">Выполнил студент</text:span></text:p>
            <text:p text:style-name="P33" loext:marker-style-name="T12"><text:span text:style-name="T15">Факультет: АИТ</text:span></text:p>
            <text:p text:style-name="P33" loext:marker-style-name="T12"><text:span text:style-name="T15">Группа: ИВБ-21</text:span><text:span text:style-name="T16">1</text:span></text:p>
            <text:p text:style-name="P21" loext:marker-style-name="T12"/>
            <text:p text:style-name="P21" loext:marker-style-name="T12"/>
            <text:p text:style-name="P33" loext:marker-style-name="T12"><text:span text:style-name="T15">Руководитель</text:span></text:p>
            <text:p text:style-name="P21" loext:marker-style-name="T12"/>
          </table:table-cell>
          <table:table-cell table:style-name="Table5.A1" office:value-type="string">
            <text:p text:style-name="P36" loext:marker-style-name="T17"><text:span text:style-name="T14">Шефнер. А.</text:span></text:p>
            <text:p text:style-name="P24" loext:marker-style-name="T17"/>
            <text:p text:style-name="P27" loext:marker-style-name="T17"/>
            <text:p text:style-name="P27" loext:marker-style-name="T17"/>
            <text:p text:style-name="P27" loext:marker-style-name="T17"/>
            <text:p text:style-name="P27" loext:marker-style-name="T17"/>
          </table:table-cell>
        </table:table-row>
        <table:table-row table:style-name="Table5.1">
          <table:covered-table-cell table:style-name="Table5.A2"/>
          <table:table-cell table:style-name="Table5.A1" office:value-type="string">
            <text:p text:style-name="P36" loext:marker-style-name="T9"><text:span text:style-name="T14">Доцент кафедры, к.воен.н. Гильванов Р.Г.</text:span></text:p>
          </table:table-cell>
        </table:table-row>
        <table:table-row table:style-name="Table5.3">
          <table:table-cell table:style-name="Table5.A1" office:value-type="string">
            <text:p text:style-name="P33" loext:marker-style-name="T12"><text:span text:style-name="T15">Проверил</text:span></text:p>
          </table:table-cell>
          <table:table-cell table:style-name="Table5.A1" office:value-type="string">
            <text:p text:style-name="P36" loext:marker-style-name="T9"><text:span text:style-name="T14">Доцент кафедры, к.воен.н. Гильванов Р.Г.</text:span></text:p>
          </table:table-cell>
        </table:table-row>
      </table:table>
      <text:p text:style-name="P18" loext:marker-style-name="T12"/>
      <text:p text:style-name="P7" loext:marker-style-name="T13"><text:span text:style-name="T5"/></text:p>
      <text:p text:style-name="P7" loext:marker-style-name="T13"><text:span text:style-name="T5">Санкт-Петербург </text:span></text:p>
      <text:p text:style-name="P7" loext:marker-style-name="T13"><text:span text:style-name="T5">2024</text:span></text:p>
      <text:p text:style-name="P6" loext:marker-style-name="T11"><text:span text:style-name="T3">ФЕДЕРАЛЬНОЕ АГЕНСТВО ЖЕЛЕЗНОДОРОЖНОГО ТРАНСПОРТА</text:span></text:p>
      <text:p text:style-name="P7" loext:marker-style-name="T10"><text:span text:style-name="T2">Федеральное государственное бюджетное образовательное учреждение высшего образования</text:span></text:p>
      <text:p text:style-name="P7" loext:marker-style-name="T10"><text:span text:style-name="T2">«ПЕТЕРБУРГСКИЙ ГОСУДАРСТВЕННЫЙ УНИВЕРСИТЕТ ПУТЕЙ СООБЩЕНИЯ Императора Александра I»</text:span></text:p>
      <text:p text:style-name="P12" loext:marker-style-name="T18"/>
      <text:p text:style-name="P7" loext:marker-style-name="T12"><text:span text:style-name="T4">Кафедра «Информационные и вычислительные системы»</text:span></text:p>
      <text:p text:style-name="P7" loext:marker-style-name="T19"><text:span text:style-name="T4">Дисциплина «</text:span><text:span text:style-name="T20">ОСНОВЫ МИКРОЭЛЕКТРОНИКИ И СХЕМОТЕХНИКИ</text:span><text:span text:style-name="T4">»</text:span></text:p>
      <text:p text:style-name="P18" loext:marker-style-name="T12"/>
      <text:p text:style-name="P16" loext:marker-style-name="T12"/>
      <text:p text:style-name="P16" loext:marker-style-name="T12"/>
      <text:p text:style-name="P30" loext:marker-style-name="T13"><text:span text:style-name="T6">ОТЧЁТ</text:span></text:p>
      <text:p text:style-name="P30" loext:marker-style-name="T13"><text:span text:style-name="T6">ПО ПРАКТИЧЕСКОМУ ЗАДАНИЮ №</text:span><text:span text:style-name="T8">6</text:span></text:p>
      <text:p text:style-name="P30" loext:marker-style-name="T13"><text:span text:style-name="T6">«</text:span><text:span text:style-name="T8">ПОСЛЕДОВАТЕЛЬНОСТНЫЕ СХЕМЫ. РЕГИСТРЫ</text:span><text:span text:style-name="T6">»</text:span></text:p>
      <text:p text:style-name="P18" loext:marker-style-name="T12"/>
      <text:p text:style-name="P16" loext:marker-style-name="T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33" loext:marker-style-name="T12"><text:span text:style-name="T15">Выполнил студент</text:span></text:p>
            <text:p text:style-name="P33" loext:marker-style-name="T12"><text:span text:style-name="T15">Факультет: АИТ</text:span></text:p>
            <text:p text:style-name="P33" loext:marker-style-name="T12"><text:span text:style-name="T15">Группа: ИВБ-21</text:span><text:span text:style-name="T16">1</text:span></text:p>
            <text:p text:style-name="P21" loext:marker-style-name="T12"/>
            <text:p text:style-name="P21" loext:marker-style-name="T12"/>
            <text:p text:style-name="P33" loext:marker-style-name="T12"><text:span text:style-name="T15">Руководитель</text:span></text:p>
            <text:p text:style-name="P21" loext:marker-style-name="T12"/>
          </table:table-cell>
          <table:table-cell table:style-name="Table6.A1" office:value-type="string">
            <text:p text:style-name="P36" loext:marker-style-name="T17"><text:span text:style-name="T14">Шефнер. А.</text:span></text:p>
            <text:p text:style-name="P24" loext:marker-style-name="T17"/>
            <text:p text:style-name="P27" loext:marker-style-name="T17"/>
            <text:p text:style-name="P27" loext:marker-style-name="T17"/>
            <text:p text:style-name="P27" loext:marker-style-name="T17"/>
            <text:p text:style-name="P27" loext:marker-style-name="T17"/>
          </table:table-cell>
        </table:table-row>
        <table:table-row table:style-name="Table6.1">
          <table:covered-table-cell table:style-name="Table6.A2"/>
          <table:table-cell table:style-name="Table6.A1" office:value-type="string">
            <text:p text:style-name="P36" loext:marker-style-name="T9"><text:span text:style-name="T14">Доцент кафедры, к.воен.н. Гильванов Р.Г.</text:span></text:p>
          </table:table-cell>
        </table:table-row>
        <table:table-row table:style-name="Table6.3">
          <table:table-cell table:style-name="Table6.A1" office:value-type="string">
            <text:p text:style-name="P33" loext:marker-style-name="T12"><text:span text:style-name="T15">Проверил</text:span></text:p>
          </table:table-cell>
          <table:table-cell table:style-name="Table6.A1" office:value-type="string">
            <text:p text:style-name="P36" loext:marker-style-name="T9"><text:span text:style-name="T14">Доцент кафедры, к.воен.н. Гильванов Р.Г.</text:span></text:p>
          </table:table-cell>
        </table:table-row>
      </table:table>
      <text:p text:style-name="P18" loext:marker-style-name="T12"/>
      <text:p text:style-name="P7" loext:marker-style-name="T13"><text:span text:style-name="T5"/></text:p>
      <text:p text:style-name="P7" loext:marker-style-name="T13"><text:span text:style-name="T5">Санкт-Петербург </text:span></text:p>
      <text:p text:style-name="P7" loext:marker-style-name="T13"><text:span text:style-name="T5">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in" fo:margin-bottom="0.0835in" style:contextual-spacing="false" fo:line-height="100%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WWNum1" style:list-level="4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2pt" fo:language="ru" fo:country="RU" fo:font-style="italic" fo:font-weight="bold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1" style:list-level="6" style:class="text">
      <style:paragraph-properties fo:margin-top="0.1665in" fo:margin-bottom="0.0417in" style:contextual-spacing="false" fo:line-height="100%"/>
      <style:text-properties style:font-name="Times New Roman1" fo:font-family="'Times New Roman'" style:font-family-generic="roman" style:font-pitch="variable" fo:language="ru" fo:country="RU" fo:font-weight="bold" style:font-name-asian="Times New Roman2" style:font-family-asian="'Times New Roman'" style:font-family-generic-asian="system" style:font-pitch-asian="variable" style:language-asian="ja" style:country-asian="JP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1" style:list-level="7" style:class="text">
      <style:paragraph-properties fo:margin-top="0.1665in" fo:margin-bottom="0.0417in" style:contextual-spacing="false" fo:line-height="100%"/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ja" style:country-asian="JP" style:font-name-complex="Times New Roman2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1" style:list-level="8" style:class="text">
      <style:paragraph-properties fo:margin-top="0.1665in" fo:margin-bottom="0.0417in" style:contextual-spacing="false" fo:line-height="100%"/>
      <style:text-properties style:font-name="Times New Roman1" fo:font-family="'Times New Roman'" style:font-family-generic="roman" style:font-pitch="variable" fo:font-size="12pt" fo:language="ru" fo:country="RU" fo:font-style="italic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1" style:list-level="9" style:class="text">
      <style:paragraph-properties fo:margin-top="0.1665in" fo:margin-bottom="0.0417in" style:contextual-spacing="false" fo:line-height="100%"/>
      <style:text-properties style:font-name="Arial" fo:font-family="Arial" style:font-family-generic="roman" style:font-pitch="variable" fo:language="ru" fo:country="RU" style:font-name-asian="Times New Roman2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пункта_20_задания" style:display-name="Название пункта задания" style:family="paragraph" style:parent-style-name="Caption">
      <style:paragraph-properties fo:margin-top="0in" fo:margin-bottom="0.0835in" style:contextual-spacing="false"/>
      <style:text-properties style:use-window-font-color="true" loext:opacity="0%" style:font-name="Arial" fo:font-family="Arial" style:font-family-generic="roman" style:font-pitch="variable" fo:font-size="12pt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ja" style:country-asian="JP" style:font-style-asian="normal" style:font-weight-asian="bold" style:font-name-complex="Times New Roman2" style:font-family-complex="'Times New Roman'" style:font-family-generic-complex="system" style:font-pitch-complex="variable" style:font-size-complex="10pt" style:font-style-complex="normal">
        <loext:char-complex-color loext:theme-type="dark2" loext:color-type="theme"/>
      </style:text-properties>
    </style:style>
    <style:style style:name="Стиль_20_Заголовок_20_2_20__2b__20_13_20_пт" style:display-name="Стиль Заголовок 2 + 13 пт" style:family="paragraph" style:parent-style-name="Standard" style:list-style-name="WWNum1" style:list-level="2">
      <style:paragraph-properties fo:margin-top="0in" fo:margin-bottom="0in" style:contextual-spacing="false" fo:line-height="100%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1" style:list-level="3">
      <style:paragraph-properties fo:margin-top="0in" fo:margin-bottom="0in" style:contextual-spacing="false" fo:line-height="100%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/>
    </style:style>
    <style:style style:name="Default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ru" fo:country="RU" fo:font-style="normal" style:text-underline-style="none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language="ru" fo:country="RU" fo:font-style="italic" fo:font-weight="bold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1" fo:font-family="'Times New Roman'" style:font-family-generic="roman" style:font-pitch="variable" fo:language="ru" fo:country="RU" fo:font-weight="bold" style:font-name-asian="Times New Roman2" style:font-family-asian="'Times New Roman'" style:font-family-generic-asian="system" style:font-pitch-asian="variable" style:language-asian="ja" style:country-asian="JP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ja" style:country-asian="JP" style:font-name-complex="Times New Roman2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1" fo:font-family="'Times New Roman'" style:font-family-generic="roman" style:font-pitch="variable" fo:font-size="12pt" fo:language="ru" fo:country="RU" fo:font-style="italic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2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ListLabel_20_3" style:display-name="ListLabel 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paragraph-rsid="0019cbc6"/>
    </style:style>
    <style:style style:name="MT1" style:family="text"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4925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page-number text:select-page="current">4</text:page-number><text:s/>Шефнер<text:span text:style-name="MT1"> А.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Footer" loext:marker-style-name="MT1"><text:page-number text:select-page="current">0</text:page-number><text:s/>Шефнер<text:span text:style-name="MT1"> А.</text:span></text:p>
        <text:p text:style-name="Footer"/>
      </style:footer>
    </style:master-page>
    <style:master-page style:name="Converted2" style:page-layout-name="Mpm4" draw:style-name="Mdp1" style:next-style-name="Converted1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8</meta:editing-cycles>
    <meta:creation-date>2024-03-26T19:52:00</meta:creation-date>
    <dc:date>2024-05-22T09:50:09.065178787</dc:date>
    <meta:generator>LibreOffice/24.2.3.2$Linux_X86_64 LibreOffice_project/420$Build-2</meta:generator>
    <meta:editing-duration>PT5H5M15S</meta:editing-duration>
    <meta:print-date>2024-05-21T00:03:55.139745548</meta:print-date>
    <meta:printed-by>PDF files</meta:printed-by>
    <meta:document-statistic meta:table-count="6" meta:image-count="0" meta:object-count="0" meta:page-count="6" meta:paragraph-count="110" meta:word-count="362" meta:character-count="3367" meta:non-whitespace-character-count="3109"/>
    <meta:template xlink:type="simple" xlink:actuate="onRequest" xlink:title="Normal.dotm" xlink:href=""/>
  </office:meta>
</office:document-meta>
</file>